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cm"/>
    </style:style>
    <style:style style:name="co2" style:family="table-column">
      <style:table-column-properties fo:break-before="auto" style:column-width="7.999cm"/>
    </style:style>
    <style:style style:name="co3" style:family="table-column">
      <style:table-column-properties fo:break-before="auto" style:column-width="16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9.57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2.57cm" fo:break-before="auto" style:use-optimal-row-height="true"/>
    </style:style>
    <style:style style:name="ro6" style:family="table-row">
      <style:table-row-properties style:row-height="1.3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ffff00" fo:wrap-option="wra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cm"/>
    </style:style>
    <style:style style:name="ce12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cc" style:text-align-source="fix" style:repeat-content="false"/>
      <style:paragraph-properties fo:text-align="start" fo:margin-left="0cm"/>
      <style:text-properties fo:color="#ffff00"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0pt" style:font-size-asian="10pt" style:font-size-complex="10pt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24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endientes Revisión 14-08-2019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Estimación (hrs.)</text:p>
          </table:table-cell>
          <table:table-cell table:style-name="ce13" table:number-columns-repeated="1019"/>
        </table:table-row>
        <table:table-row table:style-name="ro2">
          <table:table-cell table:style-name="ce2" office:value-type="string">
            <text:p>Autorización de Solicitudes</text:p>
          </table:table-cell>
          <table:table-cell table:style-name="ce4" office:value-type="string">
            <text:p>Edición de Autorización</text:p>
          </table:table-cell>
          <table:table-cell table:style-name="ce6" office:value-type="string">
            <text:p>Desactivar el botón Cancelar; no aplica la operación.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utorización de Solicitudes</text:p>
          </table:table-cell>
          <table:table-cell table:style-name="ce4" office:value-type="string">
            <text:p>Edición de Autorización</text:p>
          </table:table-cell>
          <table:table-cell table:style-name="ce6" office:value-type="string">
            <text:p>Al Rechazar y luego autorizar un Concepto, revisar que los estatus de la Solicitud se actualicen correctamente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Autorización de Solicitudes</text:p>
          </table:table-cell>
          <table:table-cell office:value-type="string">
            <text:p>Autorización de solicitud</text:p>
          </table:table-cell>
          <table:table-cell office:value-type="string">
            <text:p>El Autoriz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Autorización de Solicitudes</text:p>
          </table:table-cell>
          <table:table-cell office:value-type="string">
            <text:p>Autorizar/Rechazar solicitud</text:p>
          </table:table-cell>
          <table:table-cell office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office:value-type="string">
            <text:p>Nueva Funcionalidad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ptura de Conceptos</text:p>
          </table:table-cell>
          <table:table-cell table:style-name="ce4" office:value-type="string">
            <text:p>Autorización automática por montos</text:p>
          </table:table-cell>
          <table:table-cell table:style-name="ce4" office:value-type="string">
            <text:p>Realizar pruebas de autorizaciones automáticas por montos</text:p>
          </table:table-cell>
          <table:table-cell table:style-name="ce4" office:value-type="string">
            <text:p>Inmediato en la operación de la app.</text:p>
          </table:table-cell>
          <table:table-cell table:style-name="ce4"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aptura de Conceptos</text:p>
          </table:table-cell>
          <table:table-cell table:style-name="ce4" office:value-type="string">
            <text:p>Edición de Conceptos</text:p>
          </table:table-cell>
          <table:table-cell table:style-name="ce6" office:value-type="string">
            <text:p>Mientras no esté liberada la sección de Autorización automática, deshabilitar sección de captura.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Aplicar los cambios en un Concepto Rechazado, se debe actualizar el Estatus de la aplicación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desplegar los registros de una solicitud con conceptos rechazados, desactivar los botones Editar y Borrar que no deben estar disponibles si no aplica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Al seleccionarse concepto para su edición, desplegar información del Autorizante que tiene asignado el concepto para su autorización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Envio de Solicitud</text:p>
          </table:table-cell>
          <table:table-cell office:value-type="string">
            <text:p>Después de enviar una Solicitud a autorización, la aplicación deberá enviar a la pantalla de Mis solicitudes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Captura de Solicitudes</text:p>
          </table:table-cell>
          <table:table-cell table:style-name="ce5" office:value-type="string">
            <text:p>Autorización Automática x montos</text:p>
          </table:table-cell>
          <table:table-cell table:style-name="ce8" office:value-type="string">
            <text:p>Al capturarse una solicitud, debe revisarse que se actualicen los conceptos que indique la configuración de Autorización Automática.</text:p>
          </table:table-cell>
          <table:table-cell table:style-name="ce8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number-columns-repeated="2" table:style-name="ce2" office:value-type="string">
            <text:p>Captura de Solicitudes</text:p>
          </table:table-cell>
          <table:table-cell table:style-name="ce9" office:value-type="string">
            <text:p>Desplegar autorizadores default al capturar solicitante-empleado-concepto.</text:p>
          </table:table-cell>
          <table:table-cell table:style-name="ce9" office:value-type="string">
            <text:p>Inmediato en la operación de la app.</text:p>
          </table:table-cell>
          <table:table-cell table:style-name="ce12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aptura de Solicitudes</text:p>
          </table:table-cell>
          <table:table-cell table:style-name="ce4" office:value-type="string">
            <text:p>Edición de Solicitud Rechazada</text:p>
          </table:table-cell>
          <table:table-cell table:style-name="ce6" office:value-type="string">
            <text:p>Al editar un concepto, no requerir el campo Concepto Motivo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aptura de Solicitudes</text:p>
          </table:table-cell>
          <table:table-cell table:style-name="ce4" office:value-type="string">
            <text:p>Edición de Solicitudes</text:p>
          </table:table-cell>
          <table:table-cell table:style-name="ce6" office:value-type="string">
            <text:p>Desactivar el botón Borrar al editar una Solicitud por Rechazo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Captura de Solicitudes</text:p>
          </table:table-cell>
          <table:table-cell table:style-name="ce4" office:value-type="string">
            <text:p>Edición de Solicitudes</text:p>
          </table:table-cell>
          <table:table-cell table:style-name="ce6" office:value-type="string">
            <text:p>Actualizar el estatus de Autorización cuando el Solicitante Cancele todos los conceptos no Autorizados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ptura de Solicitudes</text:p>
          </table:table-cell>
          <table:table-cell table:style-name="ce2" office:value-type="string">
            <text:p>Editar Solicitud</text:p>
          </table:table-cell>
          <table:table-cell table:style-name="ce9" office:value-type="string">
            <text:p>Al desplegar los conceptos de la Solicitud, activar/desactivar los botones de edición, consulta, borrar que correspondan</text:p>
          </table:table-cell>
          <table:table-cell table:style-name="ce9" office:value-type="string">
            <text:p>Inmediato en la operación de la app.</text:p>
          </table:table-cell>
          <table:table-cell table:style-name="ce12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aptura rápida de Solicitudes</text:p>
          </table:table-cell>
          <table:table-cell office:value-type="string">
            <text:p>Disponibilidad de copy/Paste en Solicitudes Previamente Capturadas/Solicitudes nuevas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Despliegue de sección informativa (Montos)</text:p>
          </table:table-cell>
          <table:table-cell office:value-type="string">
            <text:p>Al desplegar información sobre los montos capturados, apoyarse en tabla adicional de divisa para desplegar Monto acompañado de la descripción de la moneda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El Solicit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onsulta de Movimientos</text:p>
          </table:table-cell>
          <table:table-cell table:style-name="Default" office:value-type="string">
            <text:p>Reporte de todos los movimientos del período </text:p>
          </table:table-cell>
          <table:table-cell table:style-name="Default" office:value-type="string">
            <text:p>Mostrar todos los movimientos del período actual y del anterior para consulta</text:p>
          </table:table-cell>
          <table:table-cell table:style-name="Default" office:value-type="string">
            <text:p>Informativo para usuario</text:p>
          </table:table-cell>
          <table:table-cell table:style-name="Default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Login</text:p>
          </table:table-cell>
          <table:table-cell table:style-name="Default" office:value-type="string">
            <text:p>Mensaje de error al cargar</text:p>
          </table:table-cell>
          <table:table-cell table:style-name="Default" office:value-type="string">
            <text:p>Retroalimentar al usuario de problemas con Login o Mensaje de usuario registrado</text:p>
          </table:table-cell>
          <table:table-cell office:value-type="string">
            <text:p>Nueva Funcionalidad</text:p>
          </table:table-cell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atriz de Parámetros</text:p>
          </table:table-cell>
          <table:table-cell table:style-name="Default" office:value-type="string">
            <text:p>Pantallas diversas</text:p>
          </table:table-cell>
          <table:table-cell table:style-name="Default" office:value-type="string">
            <text:p>Las listas de País, ciudad, site, cliente, programa y tipo de contrato deben estar correlacionadas.</text:p>
          </table:table-cell>
          <table:table-cell office:value-type="string">
            <text:p>Nueva Funcionalidad</text:p>
          </table:table-cell>
          <table:table-cell table:style-name="Default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is Autorizaciones</text:p>
          </table:table-cell>
          <table:table-cell table:style-name="Default" office:value-type="string">
            <text:p>Desplegar todas las solicitudes </text:p>
          </table:table-cell>
          <table:table-cell table:style-name="Default" office:value-type="string">
            <text:p>La pantalla debe desplegar todas la solicitudes no solo las que están Pendientes de Autorizar</text:p>
          </table:table-cell>
          <table:table-cell table:style-name="Default" office:value-type="string">
            <text:p>Informativo para usuario</text:p>
          </table:table-cell>
          <table:table-cell table:style-name="Default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is Solicitudes</text:p>
          </table:table-cell>
          <table:table-cell table:style-name="Default" office:value-type="string">
            <text:p>Desplegar todas las solicitudes </text:p>
          </table:table-cell>
          <table:table-cell table:style-name="Default" office:value-type="string">
            <text:p>La pantalla debe desplegar todas la solicitudes no solo las que están Canceladas o En Borrador</text:p>
          </table:table-cell>
          <table:table-cell table:style-name="Default" office:value-type="string">
            <text:p>Informativo para usuario</text:p>
          </table:table-cell>
          <table:table-cell table:style-name="Default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is Solicitudes</text:p>
          </table:table-cell>
          <table:table-cell table:style-name="Default" office:value-type="string">
            <text:p>Botón Captura Rápida</text:p>
          </table:table-cell>
          <table:table-cell table:style-name="Default" office:value-type="string">
            <text:p>Poner disponible el botón de Captura Rápida en el formulario</text:p>
          </table:table-cell>
          <table:table-cell office:value-type="string">
            <text:p>Nueva Funcionalidad</text:p>
          </table:table-cell>
          <table:table-cell table:style-name="Default"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Rechazo de solicitud</text:p>
          </table:table-cell>
          <table:table-cell office:value-type="string">
            <text:p>Rechazo de Solicitud.</text:p>
          </table:table-cell>
          <table:table-cell office:value-type="string">
            <text:p>Al rechazar un concepto en la solicitud, el Autorizante deberá capturar un comentario sobre los motivos u otros comentarios o aclaraciones.</text:p>
          </table:table-cell>
          <table:table-cell office:value-type="string">
            <text:p>Nueva Funcionalida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Responsable Autoriza</text:p>
          </table:table-cell>
          <table:table-cell office:value-type="string">
            <text:p>Cancelación de Solicitud</text:p>
          </table:table-cell>
          <table:table-cell office:value-type="string">
            <text:p>Al cancelar una solicitud el Solicitante, se debe enviar mensaje descriptivo</text:p>
          </table:table-cell>
          <table:table-cell office:value-type="string">
            <text:p>Informativo para usuari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Responsable Autoriza</text:p>
          </table:table-cell>
          <table:table-cell table:style-name="Default" office:value-type="string">
            <text:p>Cierre de Solicitud</text:p>
          </table:table-cell>
          <table:table-cell table:style-name="ce10" office:value-type="string">
            <text:p>El Responsable debe tener acceso a consultar el detalle de los conceptos Autorizados</text:p>
          </table:table-cell>
          <table:table-cell office:value-type="string">
            <text:p>Informativo para usuario</text:p>
          </table:table-cell>
          <table:table-cell table:style-name="Default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Responsable Autoriza</text:p>
          </table:table-cell>
          <table:table-cell office:value-type="string">
            <text:p>Cierre de Solicitud</text:p>
          </table:table-cell>
          <table:table-cell office:value-type="string">
            <text:p>Al cerrar la solicitud Autorizada, se debe actualizar el Estatus de la aplicación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Solicitud Rechazada</text:p>
          </table:table-cell>
          <table:table-cell office:value-type="string">
            <text:p>Edición de Solicitud</text:p>
          </table:table-cell>
          <table:table-cell office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office:value-type="string">
            <text:p>Nueva Funcionalida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icitud Rechazada</text:p>
          </table:table-cell>
          <table:table-cell office:value-type="string">
            <text:p>Rechazo de Solicitud.</text:p>
          </table:table-cell>
          <table:table-cell office:value-type="string">
            <text:p>El Solicitante debe poder modificar el Concepto al revisar un Rechazo. En caso de que lo modifique, deberá generar las autorizaciones desde el primer nivel.</text:p>
          </table:table-cell>
          <table:table-cell office:value-type="string">
            <text:p>Nueva Funcionalidad</text:p>
          </table:table-cell>
          <table:table-cell office:value-type="float" office:value="4">
            <text:p>4</text:p>
          </table:table-cell>
          <table:table-cell table:number-columns-repeated="1019"/>
        </table:table-row>
      </table:table>
      <table:table table:name="Pendientes" table:style-name="ta1" table:print="false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1018" table:default-cell-style-name="ce16"/>
        <table:table-row table:style-name="ro1">
          <table:table-cell table:style-name="ce14" office:value-type="string">
            <text:p>Formulario</text:p>
          </table:table-cell>
          <table:table-cell table:style-name="ce14" office:value-type="string">
            <text:p>Funcionalidad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Impacto</text:p>
          </table:table-cell>
          <table:table-cell table:style-name="ce14" office:value-type="string">
            <text:p>Estimación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18"/>
          <table:table-cell table:style-name="ce20"/>
          <table:table-cell table:style-name="ce23"/>
          <table:table-cell table:style-name="ce1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17" office:value-type="float" office:value="5.1">
            <text:p>5.1</text:p>
          </table:table-cell>
          <table:table-cell table:style-name="ce19" office:value-type="string">
            <text:p>Catálogo de conceptos de nómina (90%)</text:p>
          </table:table-cell>
          <table:table-cell table:style-name="ce21" office:value-type="string">
            <text:p>Desarrollo de proceso de configuración de autorización autómatica. Tiempo estimado 4 días</text:p>
          </table:table-cell>
          <table:table-cell table:style-name="ce21" office:value-type="string">
            <text:p>Se desarrollaron los catálogos para iniciar operaciones. </text:p>
          </table:table-cell>
          <table:table-cell table:style-name="ce21" office:value-type="float" office:value="4">
            <text:p>4</text:p>
          </table:table-cell>
          <table:table-cell table:style-name="ce24" office:value-type="string">
            <text:p>días</text:p>
          </table:table-cell>
          <table:table-cell table:style-name="ce24" table:number-columns-repeated="1016"/>
          <table:table-cell/>
          <table:table-cell table:style-name="ce25"/>
        </table:table-row>
        <table:table-row table:style-name="ro5">
          <table:table-cell table:style-name="ce17" office:value-type="string">
            <text:p>5.5.2</text:p>
          </table:table-cell>
          <table:table-cell table:style-name="ce19" office:value-type="string">
            <text:p>Flujo de solicitud (90%)</text:p>
          </table:table-cell>
          <table:table-cell table:style-name="ce22" office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21" office:value-type="string">
            <text:p>El flujo tiene incidencias en escenarios no contemplados en el documento original</text:p>
          </table:table-cell>
          <table:table-cell table:style-name="ce22" office:value-type="float" office:value="5">
            <text:p>5</text:p>
          </table:table-cell>
          <table:table-cell table:style-name="ce24" office:value-type="string">
            <text:p>días</text:p>
          </table:table-cell>
          <table:table-cell table:style-name="ce24" table:number-columns-repeated="1016"/>
          <table:table-cell/>
          <table:table-cell table:style-name="ce25"/>
        </table:table-row>
        <table:table-row table:style-name="ro1">
          <table:table-cell table:style-name="ce17" office:value-type="float" office:value="5.7">
            <text:p>5.7</text:p>
          </table:table-cell>
          <table:table-cell table:style-name="ce19" office:value-type="string">
            <text:p>Descarga de información (0%)</text:p>
          </table:table-cell>
          <table:table-cell table:style-name="ce21" office:value-type="string">
            <text:p>Pendiente de desarrollar 4 días </text:p>
          </table:table-cell>
          <table:table-cell table:style-name="ce21"/>
          <table:table-cell table:style-name="ce21" office:value-type="float" office:value="4">
            <text:p>4</text:p>
          </table:table-cell>
          <table:table-cell table:style-name="ce24" office:value-type="string">
            <text:p>días</text:p>
          </table:table-cell>
          <table:table-cell table:style-name="ce24" table:number-columns-repeated="1016"/>
          <table:table-cell/>
          <table:table-cell table:style-name="ce25"/>
        </table:table-row>
        <table:table-row table:style-name="ro6">
          <table:table-cell table:style-name="ce17" office:value-type="float" office:value="5.8">
            <text:p>5.8</text:p>
          </table:table-cell>
          <table:table-cell table:style-name="ce19" office:value-type="string">
            <text:p>Notificaciones (80%)</text:p>
          </table:table-cell>
          <table:table-cell table:style-name="ce21" office:value-type="string">
            <text:p>Con el cambio a captura rápida será necesario adecuar el formato. Tiempo estimado 2 días</text:p>
          </table:table-cell>
          <table:table-cell table:style-name="ce21" office:value-type="string">
            <text:p>Se desarrollaron al 100% según especificaciones del requerimiento funcional original. 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días</text:p>
          </table:table-cell>
          <table:table-cell table:style-name="ce24" table:number-columns-repeated="1016"/>
          <table:table-cell/>
          <table:table-cell table:style-name="ce25"/>
        </table:table-row>
        <table:table-row table:style-name="ro1">
          <table:table-cell table:style-name="ce17" office:value-type="string">
            <text:p>5.9.3</text:p>
          </table:table-cell>
          <table:table-cell table:style-name="ce19" office:value-type="string">
            <text:p>Solicitudes <text:s/>(100%)</text:p>
          </table:table-cell>
          <table:table-cell table:style-name="ce21" office:value-type="string">
            <text:p>Se solicitó se incluyera el rol de Consultor. Tiempo estimado 4 días</text:p>
          </table:table-cell>
          <table:table-cell table:style-name="ce21"/>
          <table:table-cell table:style-name="ce21" office:value-type="float" office:value="4">
            <text:p>4</text:p>
          </table:table-cell>
          <table:table-cell table:style-name="ce24" office:value-type="string">
            <text:p>días</text:p>
          </table:table-cell>
          <table:table-cell table:style-name="ce24" table:number-columns-repeated="1016"/>
          <table:table-cell/>
          <table:table-cell table:style-name="ce2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Pendientes Revisión 14-08-2019'.A2:'Pendientes Revisión 14-08-2019'.D10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'Pendientes Revisión 14-08-2019'.A1:'Pendientes Revisión 14-08-2019'.E32" table:display-filter-buttons="true">
          <table:sort>
            <table:sort-by table:field-number="0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15/08/2019</text:date>, <text:time>12:17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15T12:17:09.41</dc:date>
    <meta:editing-duration>P2DT7H21M39S</meta:editing-duration>
    <meta:editing-cycles>18</meta:editing-cycles>
    <meta:generator>OpenOffice/4.1.6$Win32 OpenOffice.org_project/416m1$Build-9790</meta:generator>
    <dc:creator>Jesus De los Santos Rodriguez</dc:creator>
    <meta:document-statistic meta:table-count="2" meta:cell-count="193" meta:object-count="0"/>
  </office:meta>
</office:document-meta>
</file>